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Week 2 practical session</text:p>
      <text:p text:style-name="Normal"/>
      <text:p text:style-name="Normal">Task 1:</text:p>
      <text:p text:style-name="Normal">Write an algorithm that describes how to make scrambled eggs, try to use control words, like IF, WHEN, UNTIL, WHILE, WAIT, AND, OR.</text:p>
      <text:p text:style-name="Normal">1) Turn on the stove</text:p>
      <text:p text:style-name="Normal">2) Take out pan, 2 eggs and sunflower oil</text:p>
      <text:p text:style-name="Normal">3) Wait while oil heats up</text:p>
      <text:p text:style-name="Normal">4) When oi lis heated, break 2 eggs in the pan</text:p>
      <text:p text:style-name="Normal">5) Scramble the eggs with a paddle</text:p>
      <text:p text:style-name="Normal">6) Put some salt and pepper while eggs are cooking</text:p>
      <text:p text:style-name="Normal">7) Wait for eggs to cook</text:p>
      <text:p text:style-name="Normal">8) If eggs are cooked:</text:p>
      <text:p text:style-name="Normal"><text:s text:c="9"/>Turn off stove</text:p>
      <text:p text:style-name="Normal"><text:s text:c="3"/>Else:</text:p>
      <text:p text:style-name="Normal"><text:s text:c="9"/>Let them cook</text:p>
      <text:p text:style-name="Normal">9) Put the freshly cooked eggs on a dish</text:p>
      <text:p text:style-name="Normal">10) Enjoy your scrambled eggs</text:p>
      <text:p text:style-name="Normal"/>
      <text:p text:style-name="Normal">Task 2:</text:p>
      <text:p text:style-name="Normal">The python IDLE is both an interpreter and compiler, since it takes the high level language and converts them in binary code.</text:p>
      <text:p text:style-name="Normal"><text:s text:c="5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</meta:initial-creator>
    <dc:creator>s</dc:creator>
    <meta:creation-date>2018-10-19T18:08:00Z</meta:creation-date>
    <dc:date>2018-10-19T18:19:00Z</dc:date>
    <meta:template xlink:href="Normal.dotm" xlink:type="simple"/>
    <meta:editing-cycles>1</meta:editing-cycles>
    <meta:editing-duration>PT660S</meta:editing-duration>
    <meta:document-statistic meta:page-count="1" meta:paragraph-count="1" meta:word-count="103" meta:character-count="705" meta:row-count="5" meta:non-whitespace-character-count="603"/>
  </office:meta>
</office:document-meta>
</file>